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start" fo:margin-left="0mm"/>
    </style:style>
    <style:style style:name="ce3" style:family="table-cell" style:parent-style-name="Default">
      <style:table-cell-properties fo:background-color="#000000" fo:border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1.5pt solid #000000"/>
    </style:style>
    <style:style style:name="ce6" style:family="table-cell" style:parent-style-name="Default">
      <style:table-cell-properties fo:background-color="#b2b2b2" fo:border="1.5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4" table:default-cell-style-name="ce5"/>
        <table:table-row table:style-name="ro1">
          <table:table-cell table:style-name="ce1" office:value-type="string" calcext:value-type="string">
            <text:p>Limite 1</text:p>
          </table:table-cell>
          <table:table-cell office:value-type="float" office:value="11500" calcext:value-type="float">
            <text:p>11500</text:p>
          </table:table-cell>
          <table:table-cell table:style-name="ce1" office:value-type="string" calcext:value-type="string">
            <text:p>Limite 2</text:p>
          </table:table-cell>
          <table:table-cell office:value-type="float" office:value="10500" calcext:value-type="float">
            <text:p>10500</text:p>
          </table:table-cell>
          <table:table-cell table:style-name="ce1" office:value-type="string" calcext:value-type="string">
            <text:p>Taux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ALCUL DE LA PRIME D'INTERESSEMENT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azin</text:p>
          </table:table-cell>
          <table:table-cell table:style-name="ce3" office:value-type="string" calcext:value-type="string">
            <text:p>Calos</text:p>
          </table:table-cell>
          <table:table-cell table:style-name="ce3" office:value-type="string" calcext:value-type="string">
            <text:p>Darbout</text:p>
          </table:table-cell>
          <table:table-cell table:style-name="ce3" office:value-type="string" calcext:value-type="string">
            <text:p>Lange</text:p>
          </table:table-cell>
          <table:table-cell table:style-name="ce3" office:value-type="string" calcext:value-type="string">
            <text:p>Tiang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 office:value-type="float" office:value="11669" calcext:value-type="float">
            <text:p>11669</text:p>
          </table:table-cell>
          <table:table-cell office:value-type="float" office:value="10595" calcext:value-type="float">
            <text:p>10595</text:p>
          </table:table-cell>
          <table:table-cell office:value-type="float" office:value="11800" calcext:value-type="float">
            <text:p>11800</text:p>
          </table:table-cell>
          <table:table-cell office:value-type="float" office:value="8963" calcext:value-type="float">
            <text:p>896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Montant Prime</text:p>
          </table:table-cell>
          <table:table-cell table:formula="of:=IF([.B4]&gt;=[.$B$1];[.B4]*[.$F$1];0)" office:value-type="float" office:value="373.408" calcext:value-type="float">
            <text:p>373,408</text:p>
          </table:table-cell>
          <table:table-cell table:formula="of:=IF([.C4]&gt;=[.$B$1];[.C4]*[.$F$1];0)" office:value-type="float" office:value="0" calcext:value-type="float">
            <text:p>0</text:p>
          </table:table-cell>
          <table:table-cell table:formula="of:=IF([.D4]&gt;=[.$B$1];[.D4]*[.$F$1];0)" office:value-type="float" office:value="377.6" calcext:value-type="float">
            <text:p>377,6</text:p>
          </table:table-cell>
          <table:table-cell table:formula="of:=IF([.E4]&gt;=[.$B$1];[.E4]*[.$F$1];0)" office:value-type="float" office:value="0" calcext:value-type="float">
            <text:p>0</text:p>
          </table:table-cell>
          <table:table-cell table:formula="of:=IF([.F4]&gt;=[.$B$1];[.F4]*[.$F$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encourager</text:p>
          </table:table-cell>
          <table:table-cell table:formula="of:=IF([.B4]&gt;=[.$D$1] AND([.B4]&lt;=[.$B$1]) ;&quot;A encourager&quot;;&quot;&quot;)">
            <text:p/>
          </table:table-cell>
          <table:table-cell table:formula="of:=IF([.C4]&gt;=[.$D$1] AND([.C4]&lt;=[.$B$1]) ;&quot;A encourager&quot;;&quot;&quot;)" office:value-type="string" office:string-value="A encourager" calcext:value-type="string">
            <text:p>A encourager</text:p>
          </table:table-cell>
          <table:table-cell table:formula="of:=IF([.D4]&gt;=[.$D$1] AND([.D4]&lt;=[.$B$1]) ;&quot;A encourager&quot;;&quot;&quot;)">
            <text:p/>
          </table:table-cell>
          <table:table-cell table:formula="of:=IF([.E4]&gt;=[.$D$1] AND([.E4]&lt;=[.$B$1]) ;&quot;A encourager&quot;;&quot;&quot;)">
            <text:p/>
          </table:table-cell>
          <table:table-cell table:formula="of:=IF([.F4]&gt;=[.$D$1] AND([.F4]&lt;=[.$B$1]) ;&quot;A encourager&quot;;&quot;&quot;)">
            <text:p/>
          </table:table-cell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La prime de :</text:p>
          </table:table-cell>
          <table:table-cell table:style-name="ce6" office:value-type="string" calcext:value-type="string">
            <text:p>Calos</text:p>
          </table:table-cell>
          <table:table-cell table:style-name="ce1" office:value-type="string" calcext:value-type="string">
            <text:p>Est de : </text:p>
          </table:table-cell>
          <table:table-cell table:style-name="ce6" table:formula="of:=LOOKUP([.B8];[.B3:.F3];[.B5:.F5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1:15:03.80459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48:23.679537952</meta:creation-date>
    <dc:date>2015-10-16T11:21:27.417185491</dc:date>
    <meta:editing-duration>PT13M42S</meta:editing-duration>
    <meta:editing-cycles>2</meta:editing-cycles>
    <meta:generator>LibreOffice/4.4.5.2$Linux_X86_64 LibreOffice_project/40m0$Build-2</meta:generator>
    <meta:document-statistic meta:table-count="1" meta:cell-count="35" meta:object-count="0"/>
  </office:meta>
</office:document-meta>
</file>